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56in"/>
    </style:style>
    <style:style style:name="co3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 style:data-style-name="N37"/>
    <style:style style:name="ce4" style:family="table-cell" style:parent-style-name="Default" style:data-style-name="N121"/>
    <style:style style:name="ce2" style:family="table-cell" style:parent-style-name="Default" style:data-style-name="N3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ermitted" table:style-name="ta1">
        <table:table-column table:style-name="co1" table:default-cell-style-name="ce5"/>
        <table:table-column table:style-name="co1" table:default-cell-style-name="ce4"/>
        <table:table-column table:style-name="co1" table:default-cell-style-name="ce2"/>
        <table:table-column table:style-name="co2" table:number-columns-repeated="8" table:default-cell-style-name="ce2"/>
        <table:table-column table:style-name="co2" table:default-cell-style-name="ce4"/>
        <table:table-column table:style-name="co1" table:default-cell-style-name="ce4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JPM (bil)</text:p>
          </table:table-cell>
          <table:table-cell table:style-name="Default" office:value-type="string" calcext:value-type="string">
            <text:p>GS (mil)</text:p>
          </table:table-cell>
          <table:table-cell table:style-name="Default" office:value-type="string" calcext:value-type="string">
            <text:p>Morgan Stanley (mil)</text:p>
          </table:table-cell>
          <table:table-cell table:style-name="Default" office:value-type="string" calcext:value-type="string">
            <text:p>Credit Suisse (mil)</text:p>
          </table:table-cell>
          <table:table-cell table:style-name="Default" office:value-type="string" calcext:value-type="string">
            <text:p>Nomura (mil)</text:p>
          </table:table-cell>
          <table:table-cell table:style-name="Default" office:value-type="string" calcext:value-type="string">
            <text:p>MUFG (bil)</text:p>
          </table:table-cell>
          <table:table-cell table:style-name="Default" office:value-type="string" calcext:value-type="string">
            <text:p>Wells Fargo</text:p>
          </table:table-cell>
          <table:table-cell table:style-name="Default" office:value-type="string" calcext:value-type="string">
            <text:p>BNY Mellon (bil)</text:p>
          </table:table-cell>
          <table:table-cell table:style-name="Default" office:value-type="string" calcext:value-type="string">
            <text:p>State Street (bil)</text:p>
          </table:table-cell>
          <table:table-cell table:style-name="Default" office:value-type="string" calcext:value-type="string">
            <text:p>HSBC (mil)</text:p>
          </table:table-cell>
          <table:table-cell table:style-name="Default" office:value-type="string" calcext:value-type="string">
            <text:p>BofA (bil)</text:p>
          </table:table-cell>
          <table:table-cell table:style-name="Default" office:value-type="string" calcext:value-type="string">
            <text:p>Citibank (bil)</text:p>
          </table:table-cell>
          <table:table-cell table:number-columns-repeated="9"/>
          <table:table-cell office:value-type="string" calcext:value-type="string">
            <text:p>UBS (mil)</text:p>
          </table:table-cell>
        </table:table-row>
        <table:table-row table:style-name="ro1">
          <table:table-cell table:formula="of:=DATE(2021;9;30)" office:value-type="date" office:date-value="2021-09-30" calcext:value-type="date">
            <text:p>09/30/21</text:p>
          </table:table-cell>
          <table:table-cell office:value-type="float" office:value="1417.7" calcext:value-type="float">
            <text:p>1,417.7</text:p>
          </table:table-cell>
          <table:table-cell office:value-type="float" office:value="1045005" calcext:value-type="float">
            <text:p>1,045,005</text:p>
          </table:table-cell>
          <table:table-cell table:style-name="ce3" office:value-type="float" office:value="706446" calcext:value-type="float">
            <text:p>706,446.00</text:p>
          </table:table-cell>
          <table:table-cell table:style-name="Default" office:value-type="float" office:value="421695.08" calcext:value-type="float">
            <text:p>421695.08</text:p>
          </table:table-cell>
          <table:table-cell table:style-name="Default" office:value-type="float" office:value="406.09" calcext:value-type="float">
            <text:p>406.09</text:p>
          </table:table-cell>
          <table:table-cell table:style-name="Default" office:value-type="float" office:value="200.59" calcext:value-type="float">
            <text:p>200.59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.97" calcext:value-type="float">
            <text:p>1.97</text:p>
          </table:table-cell>
          <table:table-cell table:style-name="Default" office:value-type="float" office:value="2241" calcext:value-type="float">
            <text:p>2241</text:p>
          </table:table-cell>
          <table:table-cell table:number-columns-repeated="12"/>
        </table:table-row>
        <table:table-row table:style-name="ro1">
          <table:table-cell table:formula="of:=DATE(2021;6;30)" office:value-type="date" office:date-value="2021-06-30" calcext:value-type="date">
            <text:p>06/30/21</text:p>
          </table:table-cell>
          <table:table-cell office:value-type="float" office:value="1368.8" calcext:value-type="float">
            <text:p>1,368.8</text:p>
          </table:table-cell>
          <table:table-cell office:value-type="float" office:value="1010547" calcext:value-type="float">
            <text:p>1,010,547</text:p>
          </table:table-cell>
          <table:table-cell table:style-name="Default" table:number-columns-repeated="8"/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formula="of:=DATE(2021;3;31)" office:value-type="date" office:date-value="2021-03-31" calcext:value-type="date">
            <text:p>03/31/21</text:p>
          </table:table-cell>
          <table:table-cell office:value-type="float" office:value="1340.6" calcext:value-type="float">
            <text:p>1,340.6</text:p>
          </table:table-cell>
          <table:table-cell office:value-type="float" office:value="901870" calcext:value-type="float">
            <text:p>901,870</text:p>
          </table:table-cell>
          <table:table-cell table:style-name="Default" table:number-columns-repeated="8"/>
          <table:table-cell table:number-columns-repeated="12"/>
        </table:table-row>
        <table:table-row table:style-name="ro1">
          <table:table-cell table:formula="of:=DATE(2020;12;31)" office:value-type="date" office:date-value="2020-12-31" calcext:value-type="date">
            <text:p>12/31/20</text:p>
          </table:table-cell>
          <table:table-cell office:value-type="float" office:value="1451.7" calcext:value-type="float">
            <text:p>1,451.7</text:p>
          </table:table-cell>
          <table:table-cell office:value-type="float" office:value="864494" calcext:value-type="float">
            <text:p>864,494</text:p>
          </table:table-cell>
          <table:table-cell table:style-name="Default" office:value-type="float" office:value="724818" calcext:value-type="float">
            <text:p>724818</text:p>
          </table:table-cell>
          <table:table-cell table:style-name="Default" office:value-type="float" office:value="450052.88" calcext:value-type="float">
            <text:p>450052.88</text:p>
          </table:table-cell>
          <table:table-cell table:style-name="Default" table:number-columns-repeated="2"/>
          <table:table-cell table:style-name="Default" office:value-type="float" office:value="108.5" calcext:value-type="float">
            <text:p>108.5</text:p>
          </table:table-cell>
          <table:table-cell table:style-name="Default" office:value-type="float" office:value="84" calcext:value-type="float">
            <text:p>84</text:p>
          </table:table-cell>
          <table:table-cell table:style-name="ce3" office:value-type="float" office:value="6.48" calcext:value-type="float">
            <text:p>6.48</text:p>
          </table:table-cell>
          <table:table-cell table:style-name="Default"/>
          <table:table-cell office:value-type="float" office:value="812.4" calcext:value-type="float">
            <text:p>812.4</text:p>
          </table:table-cell>
          <table:table-cell office:value-type="float" office:value="671.6" calcext:value-type="float">
            <text:p>671.6</text:p>
          </table:table-cell>
          <table:table-cell table:number-columns-repeated="9"/>
          <table:table-cell office:value-type="float" office:value="500689" calcext:value-type="float">
            <text:p>500689</text:p>
          </table:table-cell>
        </table:table-row>
        <table:table-row table:style-name="ro1">
          <table:table-cell table:formula="of:=DATE(2020;9;30)" office:value-type="date" office:date-value="2020-09-30" calcext:value-type="date">
            <text:p>09/30/20</text:p>
          </table:table-cell>
          <table:table-cell office:value-type="float" office:value="1361.5" calcext:value-type="float">
            <text:p>1,361.5</text:p>
          </table:table-cell>
          <table:table-cell office:value-type="float" office:value="745992" calcext:value-type="float">
            <text:p>745,992</text:p>
          </table:table-cell>
          <table:table-cell table:number-columns-repeated="20"/>
        </table:table-row>
        <table:table-row table:style-name="ro1">
          <table:table-cell table:formula="of:=DATE(2020;6;30)" office:value-type="date" office:date-value="2020-06-30" calcext:value-type="date">
            <text:p>06/30/20</text:p>
          </table:table-cell>
          <table:table-cell office:value-type="float" office:value="1282.3" calcext:value-type="float">
            <text:p>1,282.3</text:p>
          </table:table-cell>
          <table:table-cell office:value-type="float" office:value="723248" calcext:value-type="float">
            <text:p>723,248</text:p>
          </table:table-cell>
          <table:table-cell table:number-columns-repeated="20"/>
        </table:table-row>
        <table:table-row table:style-name="ro1">
          <table:table-cell table:formula="of:=DATE(2020;3;31)" office:value-type="date" office:date-value="2020-03-31" calcext:value-type="date">
            <text:p>03/31/20</text:p>
          </table:table-cell>
          <table:table-cell office:value-type="float" office:value="1373.7" calcext:value-type="float">
            <text:p>1,373.7</text:p>
          </table:table-cell>
          <table:table-cell office:value-type="float" office:value="689662" calcext:value-type="float">
            <text:p>689,662</text:p>
          </table:table-cell>
          <table:table-cell table:number-columns-repeated="20"/>
        </table:table-row>
        <table:table-row table:style-name="ro1">
          <table:table-cell table:formula="of:=DATE(2019;12;31)" office:value-type="date" office:date-value="2019-12-31" calcext:value-type="date">
            <text:p>12/31/19</text:p>
          </table:table-cell>
          <table:table-cell office:value-type="float" office:value="1282.5" calcext:value-type="float">
            <text:p>1,282.5</text:p>
          </table:table-cell>
          <table:table-cell office:value-type="float" office:value="661490" calcext:value-type="float">
            <text:p>661,490</text:p>
          </table:table-cell>
          <table:table-cell table:number-columns-repeated="8"/>
          <table:table-cell office:value-type="float" office:value="693" calcext:value-type="float">
            <text:p>693.0</text:p>
          </table:table-cell>
          <table:table-cell office:value-type="float" office:value="569.8" calcext:value-type="float">
            <text:p>569.8</text:p>
          </table:table-cell>
          <table:table-cell table:number-columns-repeated="10"/>
        </table:table-row>
        <table:table-row table:style-name="ro1">
          <table:table-cell table:formula="of:=DATE(2019;9;30)" office:value-type="date" office:date-value="2019-09-30" calcext:value-type="date">
            <text:p>09/30/19</text:p>
          </table:table-cell>
          <table:table-cell office:value-type="float" office:value="1264.1" calcext:value-type="float">
            <text:p>1,264.1</text:p>
          </table:table-cell>
          <table:table-cell office:value-type="float" office:value="697037" calcext:value-type="float">
            <text:p>697,037</text:p>
          </table:table-cell>
          <table:table-cell table:number-columns-repeated="20"/>
        </table:table-row>
        <table:table-row table:style-name="ro1">
          <table:table-cell table:formula="of:=DATE(2019;6;30)" office:value-type="date" office:date-value="2019-06-30" calcext:value-type="date">
            <text:p>06/30/19</text:p>
          </table:table-cell>
          <table:table-cell office:value-type="float" office:value="1319.2" calcext:value-type="float">
            <text:p>1,319.2</text:p>
          </table:table-cell>
          <table:table-cell office:value-type="float" office:value="711068" calcext:value-type="float">
            <text:p>711,068</text:p>
          </table:table-cell>
          <table:table-cell table:number-columns-repeated="20"/>
        </table:table-row>
        <table:table-row table:style-name="ro1">
          <table:table-cell table:formula="of:=DATE(2019;3;31)" office:value-type="date" office:date-value="2019-03-31" calcext:value-type="date">
            <text:p>03/31/19</text:p>
          </table:table-cell>
          <table:table-cell office:value-type="float" office:value="1330.5" calcext:value-type="float">
            <text:p>1,330.5</text:p>
          </table:table-cell>
          <table:table-cell office:value-type="float" office:value="686033" calcext:value-type="float">
            <text:p>686,033</text:p>
          </table:table-cell>
          <table:table-cell table:number-columns-repeated="20"/>
        </table:table-row>
        <table:table-row table:style-name="ro1">
          <table:table-cell table:formula="of:=DATE(2018;12;31)" office:value-type="date" office:date-value="2018-12-31" calcext:value-type="date">
            <text:p>12/31/18</text:p>
          </table:table-cell>
          <table:table-cell office:value-type="float" office:value="1245.3" calcext:value-type="float">
            <text:p>1,245.3</text:p>
          </table:table-cell>
          <table:table-cell office:value-type="float" office:value="681516" calcext:value-type="float">
            <text:p>681,516</text:p>
          </table:table-cell>
          <table:table-cell table:number-columns-repeated="20"/>
        </table:table-row>
        <table:table-row table:style-name="ro1">
          <table:table-cell table:formula="of:=DATE(2018;9;30)" office:value-type="date" office:date-value="2018-09-30" calcext:value-type="date">
            <text:p>09/30/18</text:p>
          </table:table-cell>
          <table:table-cell office:value-type="float" office:value="1114.1" calcext:value-type="float">
            <text:p>1,114.1</text:p>
          </table:table-cell>
          <table:table-cell office:value-type="float" office:value="734780" calcext:value-type="float">
            <text:p>734,780</text:p>
          </table:table-cell>
          <table:table-cell table:number-columns-repeated="20"/>
        </table:table-row>
        <table:table-row table:style-name="ro1">
          <table:table-cell table:formula="of:=DATE(2018;6;30)" office:value-type="date" office:date-value="2018-06-30" calcext:value-type="date">
            <text:p>06/30/18</text:p>
          </table:table-cell>
          <table:table-cell office:value-type="float" office:value="1102.8" calcext:value-type="float">
            <text:p>1,102.8</text:p>
          </table:table-cell>
          <table:table-cell office:value-type="float" office:value="731248" calcext:value-type="float">
            <text:p>731,248</text:p>
          </table:table-cell>
          <table:table-cell table:number-columns-repeated="20"/>
        </table:table-row>
        <table:table-row table:style-name="ro1">
          <table:table-cell table:formula="of:=DATE(2018;3;31)" office:value-type="date" office:date-value="2018-03-31" calcext:value-type="date">
            <text:p>03/31/18</text:p>
          </table:table-cell>
          <table:table-cell office:value-type="float" office:value="1093.6" calcext:value-type="float">
            <text:p>1,093.6</text:p>
          </table:table-cell>
          <table:table-cell office:value-type="float" office:value="762556" calcext:value-type="float">
            <text:p>762,556</text:p>
          </table:table-cell>
          <table:table-cell table:number-columns-repeated="20"/>
        </table:table-row>
        <table:table-row table:style-name="ro1">
          <table:table-cell table:formula="of:=DATE(2017;12;31)" office:value-type="date" office:date-value="2017-12-31" calcext:value-type="date">
            <text:p>12/31/17</text:p>
          </table:table-cell>
          <table:table-cell office:value-type="float" office:value="968.8" calcext:value-type="float">
            <text:p>968.8</text:p>
          </table:table-cell>
          <table:table-cell office:value-type="float" office:value="763984" calcext:value-type="float">
            <text:p>763,984</text:p>
          </table:table-cell>
          <table:table-cell table:number-columns-repeated="20"/>
        </table:table-row>
        <table:table-row table:style-name="ro1">
          <table:table-cell table:formula="of:=DATE(2017;9;30)" office:value-type="date" office:date-value="2017-09-30" calcext:value-type="date">
            <text:p>09/30/17</text:p>
          </table:table-cell>
          <table:table-cell office:value-type="float" office:value="957.2" calcext:value-type="float">
            <text:p>957.2</text:p>
          </table:table-cell>
          <table:table-cell office:value-type="float" office:value="720263" calcext:value-type="float">
            <text:p>720,263</text:p>
          </table:table-cell>
          <table:table-cell table:number-columns-repeated="20"/>
        </table:table-row>
        <table:table-row table:style-name="ro1">
          <table:table-cell table:formula="of:=DATE(2017;6;30)" office:value-type="date" office:date-value="2017-06-30" calcext:value-type="date">
            <text:p>06/30/17</text:p>
          </table:table-cell>
          <table:table-cell office:value-type="float" office:value="972.2" calcext:value-type="float">
            <text:p>972.2</text:p>
          </table:table-cell>
          <table:table-cell office:value-type="float" office:value="680833" calcext:value-type="float">
            <text:p>680,833</text:p>
          </table:table-cell>
          <table:table-cell table:number-columns-repeated="20"/>
        </table:table-row>
        <table:table-row table:style-name="ro1">
          <table:table-cell table:formula="of:=DATE(2017;3;31)" office:value-type="date" office:date-value="2017-03-31" calcext:value-type="date">
            <text:p>03/31/17</text:p>
          </table:table-cell>
          <table:table-cell office:value-type="float" office:value="911.7" calcext:value-type="float">
            <text:p>911.7</text:p>
          </table:table-cell>
          <table:table-cell office:value-type="float" office:value="661415" calcext:value-type="float">
            <text:p>661,415</text:p>
          </table:table-cell>
          <table:table-cell table:number-columns-repeated="20"/>
        </table:table-row>
        <table:table-row table:style-name="ro1">
          <table:table-cell table:formula="of:=DATE(2016;12;31)" office:value-type="date" office:date-value="2016-12-31" calcext:value-type="date">
            <text:p>12/31/16</text:p>
          </table:table-cell>
          <table:table-cell office:value-type="float" office:value="914.1" calcext:value-type="float">
            <text:p>914.1</text:p>
          </table:table-cell>
          <table:table-cell office:value-type="float" office:value="634609" calcext:value-type="float">
            <text:p>634,609</text:p>
          </table:table-cell>
          <table:table-cell table:number-columns-repeated="20"/>
        </table:table-row>
        <table:table-row table:style-name="ro1">
          <table:table-cell table:formula="of:=DATE(2016;9;30)" office:value-type="date" office:date-value="2016-09-30" calcext:value-type="date">
            <text:p>09/30/16</text:p>
          </table:table-cell>
          <table:table-cell office:value-type="float" office:value="893.8" calcext:value-type="float">
            <text:p>893.8</text:p>
          </table:table-cell>
          <table:table-cell office:value-type="float" office:value="623720" calcext:value-type="float">
            <text:p>623,720</text:p>
          </table:table-cell>
          <table:table-cell table:number-columns-repeated="20"/>
        </table:table-row>
        <table:table-row table:style-name="ro1">
          <table:table-cell table:formula="of:=DATE(2016;6;30)" office:value-type="date" office:date-value="2016-06-30" calcext:value-type="date">
            <text:p>06/30/16</text:p>
          </table:table-cell>
          <table:table-cell office:value-type="float" office:value="851.7" calcext:value-type="float">
            <text:p>851.7</text:p>
          </table:table-cell>
          <table:table-cell office:value-type="float" office:value="674652" calcext:value-type="float">
            <text:p>674,652</text:p>
          </table:table-cell>
          <table:table-cell table:number-columns-repeated="20"/>
        </table:table-row>
        <table:table-row table:style-name="ro1">
          <table:table-cell table:formula="of:=DATE(2016;3;31)" office:value-type="date" office:date-value="2016-03-31" calcext:value-type="date">
            <text:p>03/31/16</text:p>
          </table:table-cell>
          <table:table-cell office:value-type="float" office:value="808.2" calcext:value-type="float">
            <text:p>808.2</text:p>
          </table:table-cell>
          <table:table-cell office:value-type="float" office:value="674270" calcext:value-type="float">
            <text:p>674,270</text:p>
          </table:table-cell>
          <table:table-cell table:number-columns-repeated="20"/>
        </table:table-row>
        <table:table-row table:style-name="ro1">
          <table:table-cell table:formula="of:=DATE(2015;12;31)" office:value-type="date" office:date-value="2015-12-31" calcext:value-type="date">
            <text:p>12/31/15</text:p>
          </table:table-cell>
          <table:table-cell office:value-type="float" office:value="748.5" calcext:value-type="float">
            <text:p>748.5</text:p>
          </table:table-cell>
          <table:table-cell office:value-type="float" office:value="636684" calcext:value-type="float">
            <text:p>636,684</text:p>
          </table:table-cell>
          <table:table-cell table:number-columns-repeated="20"/>
        </table:table-row>
        <table:table-row table:style-name="ro1">
          <table:table-cell table:formula="of:=DATE(2015;9;30)" office:value-type="date" office:date-value="2015-09-30" calcext:value-type="date">
            <text:p>09/30/15</text:p>
          </table:table-cell>
          <table:table-cell office:value-type="float" office:value="781.8" calcext:value-type="float">
            <text:p>781.8</text:p>
          </table:table-cell>
          <table:table-cell office:value-type="float" office:value="659010" calcext:value-type="float">
            <text:p>659,010</text:p>
          </table:table-cell>
          <table:table-cell table:number-columns-repeated="20"/>
        </table:table-row>
        <table:table-row table:style-name="ro1">
          <table:table-cell table:formula="of:=DATE(2015;6;30)" office:value-type="date" office:date-value="2015-06-30" calcext:value-type="date">
            <text:p>06/30/15</text:p>
          </table:table-cell>
          <table:table-cell office:value-type="float" office:value="775" calcext:value-type="float">
            <text:p>775.0</text:p>
          </table:table-cell>
          <table:table-cell office:value-type="float" office:value="665251" calcext:value-type="float">
            <text:p>665,251</text:p>
          </table:table-cell>
          <table:table-cell table:number-columns-repeated="20"/>
        </table:table-row>
        <table:table-row table:style-name="ro1">
          <table:table-cell table:formula="of:=DATE(2015;3;31)" office:value-type="date" office:date-value="2015-03-31" calcext:value-type="date">
            <text:p>03/31/15</text:p>
          </table:table-cell>
          <table:table-cell office:value-type="float" office:value="779.3" calcext:value-type="float">
            <text:p>779.3</text:p>
          </table:table-cell>
          <table:table-cell office:value-type="float" office:value="628522" calcext:value-type="float">
            <text:p>628,522</text:p>
          </table:table-cell>
          <table:table-cell table:number-columns-repeated="20"/>
        </table:table-row>
        <table:table-row table:style-name="ro1">
          <table:table-cell table:formula="of:=DATE(2014;12;31)" office:value-type="date" office:date-value="2014-12-31" calcext:value-type="date">
            <text:p>12/31/14</text:p>
          </table:table-cell>
          <table:table-cell office:value-type="float" office:value="761.7" calcext:value-type="float">
            <text:p>761.7</text:p>
          </table:table-cell>
          <table:table-cell office:value-type="float" office:value="630046" calcext:value-type="float">
            <text:p>630,046</text:p>
          </table:table-cell>
          <table:table-cell table:number-columns-repeated="20"/>
        </table:table-row>
        <table:table-row table:style-name="ro1">
          <table:table-cell table:formula="of:=DATE(2014;9;30)" office:value-type="date" office:date-value="2014-09-30" calcext:value-type="date">
            <text:p>09/30/14</text:p>
          </table:table-cell>
          <table:table-cell office:value-type="float" office:value="763.3" calcext:value-type="float">
            <text:p>763.3</text:p>
          </table:table-cell>
          <table:table-cell office:value-type="float" office:value="602599" calcext:value-type="float">
            <text:p>602,599</text:p>
          </table:table-cell>
          <table:table-cell table:number-columns-repeated="20"/>
        </table:table-row>
        <table:table-row table:style-name="ro1">
          <table:table-cell table:formula="of:=DATE(2014;6;30)" office:value-type="date" office:date-value="2014-06-30" calcext:value-type="date">
            <text:p>06/30/14</text:p>
          </table:table-cell>
          <table:table-cell office:value-type="float" office:value="777.3" calcext:value-type="float">
            <text:p>777.3</text:p>
          </table:table-cell>
          <table:table-cell office:value-type="float" office:value="588135" calcext:value-type="float">
            <text:p>588,135</text:p>
          </table:table-cell>
          <table:table-cell table:number-columns-repeated="20"/>
        </table:table-row>
        <table:table-row table:style-name="ro1">
          <table:table-cell table:formula="of:=DATE(2014;3;31)" office:value-type="date" office:date-value="2014-03-31" calcext:value-type="date">
            <text:p>03/31/14</text:p>
          </table:table-cell>
          <table:table-cell office:value-type="float" office:value="768.7" calcext:value-type="float">
            <text:p>768.7</text:p>
          </table:table-cell>
          <table:table-cell office:value-type="float" office:value="638169" calcext:value-type="float">
            <text:p>638,169</text:p>
          </table:table-cell>
          <table:table-cell table:number-columns-repeated="20"/>
        </table:table-row>
        <table:table-row table:style-name="ro1">
          <table:table-cell table:formula="of:=DATE(2013;12;31)" office:value-type="date" office:date-value="2013-12-31" calcext:value-type="date">
            <text:p>12/31/13</text:p>
          </table:table-cell>
          <table:table-cell office:value-type="float" office:value="726.7" calcext:value-type="float">
            <text:p>726.7</text:p>
          </table:table-cell>
          <table:table-cell office:value-type="float" office:value="608390" calcext:value-type="float">
            <text:p>608,390</text:p>
          </table:table-cell>
          <table:table-cell table:number-columns-repeated="20"/>
        </table:table-row>
        <table:table-row table:style-name="ro1">
          <table:table-cell table:formula="of:=DATE(2013;9;30)" office:value-type="date" office:date-value="2013-09-30" calcext:value-type="date">
            <text:p>09/30/13</text:p>
          </table:table-cell>
          <table:table-cell office:value-type="float" office:value="719.4" calcext:value-type="float">
            <text:p>719.4</text:p>
          </table:table-cell>
          <table:table-cell office:value-type="float" office:value="637102" calcext:value-type="float">
            <text:p>637,102</text:p>
          </table:table-cell>
          <table:table-cell table:number-columns-repeated="20"/>
        </table:table-row>
        <table:table-row table:style-name="ro1">
          <table:table-cell table:formula="of:=DATE(2013;6;30)" office:value-type="date" office:date-value="2013-06-30" calcext:value-type="date">
            <text:p>06/30/13</text:p>
          </table:table-cell>
          <table:table-cell office:value-type="float" office:value="723.7" calcext:value-type="float">
            <text:p>723.7</text:p>
          </table:table-cell>
          <table:table-cell office:value-type="float" office:value="613180" calcext:value-type="float">
            <text:p>613,180</text:p>
          </table:table-cell>
          <table:table-cell table:number-columns-repeated="20"/>
        </table:table-row>
        <table:table-row table:style-name="ro1">
          <table:table-cell table:formula="of:=DATE(2013;3;31)" office:value-type="date" office:date-value="2013-03-31" calcext:value-type="date">
            <text:p>03/31/13</text:p>
          </table:table-cell>
          <table:table-cell office:value-type="float" office:value="695.9" calcext:value-type="float">
            <text:p>695.9</text:p>
          </table:table-cell>
          <table:table-cell office:value-type="float" office:value="614337" calcext:value-type="float">
            <text:p>614,337</text:p>
          </table:table-cell>
          <table:table-cell table:number-columns-repeated="20"/>
        </table:table-row>
        <table:table-row table:style-name="ro1">
          <table:table-cell table:formula="of:=DATE(2012;12;31)" office:value-type="date" office:date-value="2012-12-31" calcext:value-type="date">
            <text:p>12/31/12</text:p>
          </table:table-cell>
          <table:table-cell office:value-type="float" office:value="757.1" calcext:value-type="float">
            <text:p>757.1</text:p>
          </table:table-cell>
          <table:table-cell office:value-type="float" office:value="540949" calcext:value-type="float">
            <text:p>540,949</text:p>
          </table:table-cell>
          <table:table-cell table:number-columns-repeated="20"/>
        </table:table-row>
        <table:table-row table:style-name="ro1">
          <table:table-cell table:formula="of:=DATE(2012;9;30)" office:value-type="date" office:date-value="2012-09-30" calcext:value-type="date">
            <text:p>09/30/12</text:p>
          </table:table-cell>
          <table:table-cell office:value-type="float" office:value="815.6" calcext:value-type="float">
            <text:p>815.6</text:p>
          </table:table-cell>
          <table:table-cell office:value-type="float" office:value="573711" calcext:value-type="float">
            <text:p>573,711</text:p>
          </table:table-cell>
          <table:table-cell table:number-columns-repeated="20"/>
        </table:table-row>
        <table:table-row table:style-name="ro1">
          <table:table-cell table:formula="of:=DATE(2012;6;30)" office:value-type="date" office:date-value="2012-06-30" calcext:value-type="date">
            <text:p>06/30/12</text:p>
          </table:table-cell>
          <table:table-cell office:value-type="float" office:value="757" calcext:value-type="float">
            <text:p>757.0</text:p>
          </table:table-cell>
          <table:table-cell office:value-type="float" office:value="596775" calcext:value-type="float">
            <text:p>596,775</text:p>
          </table:table-cell>
          <table:table-cell table:number-columns-repeated="20"/>
        </table:table-row>
        <table:table-row table:style-name="ro1">
          <table:table-cell table:formula="of:=DATE(2012;3;31)" office:value-type="date" office:date-value="2012-03-31" calcext:value-type="date">
            <text:p>03/31/12</text:p>
          </table:table-cell>
          <table:table-cell office:value-type="float" office:value="769.9" calcext:value-type="float">
            <text:p>769.9</text:p>
          </table:table-cell>
          <table:table-cell office:value-type="float" office:value="606896" calcext:value-type="float">
            <text:p>606,896</text:p>
          </table:table-cell>
          <table:table-cell table:number-columns-repeated="20"/>
        </table:table-row>
        <table:table-row table:style-name="ro1">
          <table:table-cell table:formula="of:=DATE(2011;12;31)" office:value-type="date" office:date-value="2011-12-31" calcext:value-type="date">
            <text:p>12/31/11</text:p>
          </table:table-cell>
          <table:table-cell office:value-type="float" office:value="742.1" calcext:value-type="float">
            <text:p>742.1</text:p>
          </table:table-cell>
          <table:table-cell office:value-type="float" office:value="622926" calcext:value-type="float">
            <text:p>622,926</text:p>
          </table:table-cell>
          <table:table-cell table:number-columns-repeated="20"/>
        </table:table-row>
        <table:table-row table:style-name="ro1">
          <table:table-cell table:formula="of:=DATE(2011;9;30)" office:value-type="date" office:date-value="2011-09-30" calcext:value-type="date">
            <text:p>09/30/11</text:p>
          </table:table-cell>
          <table:table-cell office:value-type="float" office:value="749.1" calcext:value-type="float">
            <text:p>749.1</text:p>
          </table:table-cell>
          <table:table-cell office:value-type="float" office:value="633667" calcext:value-type="float">
            <text:p>633,667</text:p>
          </table:table-cell>
          <table:table-cell table:number-columns-repeated="20"/>
        </table:table-row>
        <table:table-row table:style-name="ro1">
          <table:table-cell table:formula="of:=DATE(2011;6;30)" office:value-type="date" office:date-value="2011-06-30" calcext:value-type="date">
            <text:p>06/30/11</text:p>
          </table:table-cell>
          <table:table-cell office:value-type="float" office:value="705.2" calcext:value-type="float">
            <text:p>705.2</text:p>
          </table:table-cell>
          <table:table-cell office:value-type="float" office:value="639691" calcext:value-type="float">
            <text:p>639,691</text:p>
          </table:table-cell>
          <table:table-cell table:number-columns-repeated="20"/>
        </table:table-row>
        <table:table-row table:style-name="ro1">
          <table:table-cell table:formula="of:=DATE(2011;3;31)" office:value-type="date" office:date-value="2011-03-31" calcext:value-type="date">
            <text:p>03/31/11</text:p>
          </table:table-cell>
          <table:table-cell office:value-type="float" office:value="730.4" calcext:value-type="float">
            <text:p>730.4</text:p>
          </table:table-cell>
          <table:table-cell office:value-type="float" office:value="622855" calcext:value-type="float">
            <text:p>622,855</text:p>
          </table:table-cell>
          <table:table-cell table:number-columns-repeated="20"/>
        </table:table-row>
        <table:table-row table:style-name="ro1">
          <table:table-cell table:formula="of:=DATE(2010;12;31)" office:value-type="date" office:date-value="2010-12-31" calcext:value-type="date">
            <text:p>12/31/10</text:p>
          </table:table-cell>
          <table:table-cell office:value-type="float" office:value="655" calcext:value-type="float">
            <text:p>655.0</text:p>
          </table:table-cell>
          <table:table-cell office:value-type="float" office:value="618423" calcext:value-type="float">
            <text:p>618,423</text:p>
          </table:table-cell>
          <table:table-cell table:number-columns-repeated="20"/>
        </table:table-row>
        <table:table-row table:style-name="ro1">
          <table:table-cell table:formula="of:=DATE(2010;9;30)" office:value-type="date" office:date-value="2010-09-30" calcext:value-type="date">
            <text:p>09/30/10</text:p>
          </table:table-cell>
          <table:table-cell office:value-type="float" office:value="691.7" calcext:value-type="float">
            <text:p>691.7</text:p>
          </table:table-cell>
          <table:table-cell office:value-type="float" office:value="609140" calcext:value-type="float">
            <text:p>609,140</text:p>
          </table:table-cell>
          <table:table-cell table:number-columns-repeated="20"/>
        </table:table-row>
        <table:table-row table:style-name="ro1">
          <table:table-cell table:formula="of:=DATE(2010;6;30)" office:value-type="date" office:date-value="2010-06-30" calcext:value-type="date">
            <text:p>06/30/10</text:p>
          </table:table-cell>
          <table:table-cell office:value-type="float" office:value="623.3" calcext:value-type="float">
            <text:p>623.3</text:p>
          </table:table-cell>
          <table:table-cell office:value-type="float" office:value="590150" calcext:value-type="float">
            <text:p>590,150</text:p>
          </table:table-cell>
          <table:table-cell table:number-columns-repeated="20"/>
        </table:table-row>
        <table:table-row table:style-name="ro1">
          <table:table-cell table:formula="of:=DATE(2010;3;31)" office:value-type="date" office:date-value="2010-03-31" calcext:value-type="date">
            <text:p>03/31/10</text:p>
          </table:table-cell>
          <table:table-cell office:value-type="float" office:value="663" calcext:value-type="float">
            <text:p>663.0</text:p>
          </table:table-cell>
          <table:table-cell office:value-type="float" office:value="615830" calcext:value-type="float">
            <text:p>615,830</text:p>
          </table:table-cell>
          <table:table-cell table:number-columns-repeated="20"/>
        </table:table-row>
        <table:table-row table:style-name="ro1">
          <table:table-cell table:formula="of:=DATE(2009;12;31)" office:value-type="date" office:date-value="2009-12-31" calcext:value-type="date">
            <text:p>12/31/09</text:p>
          </table:table-cell>
          <table:table-cell office:value-type="float" office:value="635.6" calcext:value-type="float">
            <text:p>635.6</text:p>
          </table:table-cell>
          <table:table-cell office:value-type="float" office:value="561770" calcext:value-type="float">
            <text:p>561,770</text:p>
          </table:table-cell>
          <table:table-cell table:number-columns-repeated="20"/>
        </table:table-row>
        <table:table-row table:style-name="ro1">
          <table:table-cell table:formula="of:=DATE(2009;9;30)" office:value-type="date" office:date-value="2009-09-30" calcext:value-type="date">
            <text:p>09/30/09</text:p>
          </table:table-cell>
          <table:table-cell office:value-type="float" office:value="631.1" calcext:value-type="float">
            <text:p>631.1</text:p>
          </table:table-cell>
          <table:table-cell office:value-type="float" office:value="599700" calcext:value-type="float">
            <text:p>599,700</text:p>
          </table:table-cell>
          <table:table-cell table:number-columns-repeated="20"/>
        </table:table-row>
        <table:table-row table:style-name="ro1">
          <table:table-cell table:formula="of:=DATE(2009;6;30)" office:value-type="date" office:date-value="2009-06-30" calcext:value-type="date">
            <text:p>06/30/09</text:p>
          </table:table-cell>
          <table:table-cell office:value-type="float" office:value="597.5" calcext:value-type="float">
            <text:p>597.5</text:p>
          </table:table-cell>
          <table:table-cell office:value-type="float" office:value="596340" calcext:value-type="float">
            <text:p>596,340</text:p>
          </table:table-cell>
          <table:table-cell table:number-columns-repeated="20"/>
        </table:table-row>
        <table:table-row table:style-name="ro1">
          <table:table-cell table:formula="of:=DATE(2009;3;31)" office:value-type="date" office:date-value="2009-03-31" calcext:value-type="date">
            <text:p>03/31/09</text:p>
          </table:table-cell>
          <table:table-cell office:value-type="float" office:value="496.9" calcext:value-type="float">
            <text:p>496.9</text:p>
          </table:table-cell>
          <table:table-cell office:value-type="float" office:value="609870" calcext:value-type="float">
            <text:p>609,870</text:p>
          </table:table-cell>
          <table:table-cell table:number-columns-repeated="20"/>
        </table:table-row>
        <table:table-row table:style-name="ro1">
          <table:table-cell table:formula="of:=DATE(2008;12;31)" office:value-type="date" office:date-value="2008-12-31" calcext:value-type="date">
            <text:p>12/31/08</text:p>
          </table:table-cell>
          <table:table-cell office:value-type="float" office:value="511.9" calcext:value-type="float">
            <text:p>511.9</text:p>
          </table:table-cell>
          <table:table-cell office:value-type="float" office:value="642980" calcext:value-type="float">
            <text:p>642,980</text:p>
          </table:table-cell>
          <table:table-cell table:number-columns-repeated="20"/>
        </table:table-row>
        <table:table-row table:style-name="ro1">
          <table:table-cell table:formula="of:=DATE(2008;9;30)" office:value-type="date" office:date-value="2008-09-30" calcext:value-type="date">
            <text:p>09/30/08</text:p>
          </table:table-cell>
          <table:table-cell office:value-type="float" office:value="603.8" calcext:value-type="float">
            <text:p>603.8</text:p>
          </table:table-cell>
          <table:table-cell office:value-type="float" office:value="578720" calcext:value-type="float">
            <text:p>578,720</text:p>
          </table:table-cell>
          <table:table-cell table:number-columns-repeated="20"/>
        </table:table-row>
        <table:table-row table:style-name="ro1">
          <table:table-cell table:formula="of:=DATE(2008;6;30)" office:value-type="date" office:date-value="2008-06-30" calcext:value-type="date">
            <text:p>06/30/08</text:p>
          </table:table-cell>
          <table:table-cell office:value-type="float" office:value="574" calcext:value-type="float">
            <text:p>574.0</text:p>
          </table:table-cell>
          <table:table-cell office:value-type="float" office:value="831850" calcext:value-type="float">
            <text:p>831,850</text:p>
          </table:table-cell>
          <table:table-cell table:number-columns-repeated="20"/>
        </table:table-row>
        <table:table-row table:style-name="ro1">
          <table:table-cell table:formula="of:=DATE(2008;3;31)" office:value-type="date" office:date-value="2008-03-31" calcext:value-type="date">
            <text:p>03/31/08</text:p>
          </table:table-cell>
          <table:table-cell office:value-type="float" office:value="413.4" calcext:value-type="float">
            <text:p>413.4</text:p>
          </table:table-cell>
          <table:table-cell office:value-type="float" office:value="868190" calcext:value-type="float">
            <text:p>868,190</text:p>
          </table:table-cell>
          <table:table-cell table:number-columns-repeated="20"/>
        </table:table-row>
        <table:table-row table:style-name="ro1">
          <table:table-cell table:formula="of:=DATE(2007;12;31)" office:value-type="date" office:date-value="2007-12-31" calcext:value-type="date">
            <text:p>12/31/07</text:p>
          </table:table-cell>
          <table:table-cell office:value-type="float" office:value="357.6" calcext:value-type="float">
            <text:p>357.6</text:p>
          </table:table-cell>
          <table:table-cell table:number-columns-repeated="21"/>
        </table:table-row>
        <table:table-row table:style-name="ro1">
          <table:table-cell table:formula="of:=DATE(2007;9;30)" office:value-type="date" office:date-value="2007-09-30" calcext:value-type="date">
            <text:p>09/30/07</text:p>
          </table:table-cell>
          <table:table-cell office:value-type="float" office:value="342" calcext:value-type="float">
            <text:p>342.0</text:p>
          </table:table-cell>
          <table:table-cell table:number-columns-repeated="21"/>
        </table:table-row>
        <table:table-row table:style-name="ro1">
          <table:table-cell table:formula="of:=DATE(2007;6;30)" office:value-type="date" office:date-value="2007-06-30" calcext:value-type="date">
            <text:p>06/30/07</text:p>
          </table:table-cell>
          <table:table-cell office:value-type="float" office:value="317.3" calcext:value-type="float">
            <text:p>317.3</text:p>
          </table:table-cell>
          <table:table-cell table:number-columns-repeated="21"/>
        </table:table-row>
        <table:table-row table:style-name="ro1">
          <table:table-cell table:formula="of:=DATE(2007;3;31)" office:value-type="date" office:date-value="2007-03-31" calcext:value-type="date">
            <text:p>03/31/07</text:p>
          </table:table-cell>
          <table:table-cell office:value-type="float" office:value="335.8" calcext:value-type="float">
            <text:p>335.8</text:p>
          </table:table-cell>
          <table:table-cell table:number-columns-repeated="21"/>
        </table:table-row>
        <table:table-row table:style-name="ro1">
          <table:table-cell table:formula="of:=DATE(2006;12;31)" office:value-type="date" office:date-value="2006-12-31" calcext:value-type="date">
            <text:p>12/31/06</text:p>
          </table:table-cell>
          <table:table-cell office:value-type="float" office:value="317" calcext:value-type="float">
            <text:p>317.0</text:p>
          </table:table-cell>
          <table:table-cell table:number-columns-repeated="21"/>
        </table:table-row>
        <table:table-row table:style-name="ro1">
          <table:table-cell table:formula="of:=DATE(2006;9;30)" office:value-type="date" office:date-value="2006-09-30" calcext:value-type="date">
            <text:p>09/30/06</text:p>
          </table:table-cell>
          <table:table-cell office:value-type="float" office:value="331" calcext:value-type="float">
            <text:p>331.0</text:p>
          </table:table-cell>
          <table:table-cell table:number-columns-repeated="21"/>
        </table:table-row>
        <table:table-row table:style-name="ro1">
          <table:table-cell table:formula="of:=DATE(2006;6;30)" office:value-type="date" office:date-value="2006-06-30" calcext:value-type="date">
            <text:p>06/30/06</text:p>
          </table:table-cell>
          <table:table-cell office:value-type="float" office:value="355" calcext:value-type="float">
            <text:p>355.0</text:p>
          </table:table-cell>
          <table:table-cell table:number-columns-repeated="21"/>
        </table:table-row>
        <table:table-row table:style-name="ro1">
          <table:table-cell table:formula="of:=DATE(2006;3;31)" office:value-type="date" office:date-value="2006-03-31" calcext:value-type="date">
            <text:p>03/31/06</text:p>
          </table:table-cell>
          <table:table-cell office:value-type="float" office:value="347" calcext:value-type="float">
            <text:p>347.0</text:p>
          </table:table-cell>
          <table:table-cell table:number-columns-repeated="21"/>
        </table:table-row>
        <table:table-row table:style-name="ro1">
          <table:table-cell table:formula="of:=DATE(2005;12;31)" office:value-type="date" office:date-value="2005-12-31" calcext:value-type="date">
            <text:p>12/31/05</text:p>
          </table:table-cell>
          <table:table-cell office:value-type="float" office:value="331" calcext:value-type="float">
            <text:p>331.0</text:p>
          </table:table-cell>
          <table:table-cell table:number-columns-repeated="21"/>
        </table:table-row>
      </table:table>
      <table:table table:name="Repledged" table:style-name="ta1">
        <table:table-column table:style-name="co1" table:default-cell-style-name="ce5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JPM (bil)</text:p>
          </table:table-cell>
          <table:table-cell table:style-name="Default" office:value-type="string" calcext:value-type="string">
            <text:p>GS (mil)</text:p>
          </table:table-cell>
          <table:table-cell office:value-type="string" calcext:value-type="string">
            <text:p>Citibank</text:p>
          </table:table-cell>
          <table:table-cell office:value-type="string" calcext:value-type="string">
            <text:p>BofA</text:p>
          </table:table-cell>
          <table:table-cell table:number-columns-repeated="3"/>
        </table:table-row>
        <table:table-row table:style-name="ro1">
          <table:table-cell table:formula="of:=DATE(2021;9;30)" office:value-type="date" office:date-value="2021-09-30" calcext:value-type="date">
            <text:p>09/30/21</text:p>
          </table:table-cell>
          <table:table-cell table:style-name="ce4" office:value-type="float" office:value="1085.7" calcext:value-type="float">
            <text:p>1,085.7</text:p>
          </table:table-cell>
          <table:table-cell table:number-columns-repeated="6"/>
        </table:table-row>
        <table:table-row table:style-name="ro1">
          <table:table-cell table:formula="of:=DATE(2021;6;30)" office:value-type="date" office:date-value="2021-06-30" calcext:value-type="date">
            <text:p>06/30/21</text:p>
          </table:table-cell>
          <table:table-cell office:value-type="float" office:value="1065.9" calcext:value-type="float">
            <text:p>1065.9</text:p>
          </table:table-cell>
          <table:table-cell table:number-columns-repeated="6"/>
        </table:table-row>
        <table:table-row table:style-name="ro1">
          <table:table-cell table:formula="of:=DATE(2021;3;31)" office:value-type="date" office:date-value="2021-03-31" calcext:value-type="date">
            <text:p>03/31/21</text:p>
          </table:table-cell>
          <table:table-cell office:value-type="float" office:value="1004" calcext:value-type="float">
            <text:p>1004</text:p>
          </table:table-cell>
          <table:table-cell table:number-columns-repeated="6"/>
        </table:table-row>
        <table:table-row table:style-name="ro1">
          <table:table-cell table:formula="of:=DATE(2020;12;31)" office:value-type="date" office:date-value="2020-12-31" calcext:value-type="date">
            <text:p>12/31/20</text:p>
          </table:table-cell>
          <table:table-cell office:value-type="float" office:value="1038.9" calcext:value-type="float">
            <text:p>1038.9</text:p>
          </table:table-cell>
          <table:table-cell table:number-columns-repeated="6"/>
        </table:table-row>
        <table:table-row table:style-name="ro1">
          <table:table-cell table:formula="of:=DATE(2020;9;30)" office:value-type="date" office:date-value="2020-09-30" calcext:value-type="date">
            <text:p>09/30/20</text:p>
          </table:table-cell>
          <table:table-cell office:value-type="float" office:value="999.8" calcext:value-type="float">
            <text:p>999.8</text:p>
          </table:table-cell>
          <table:table-cell table:number-columns-repeated="6"/>
        </table:table-row>
        <table:table-row table:style-name="ro1">
          <table:table-cell table:formula="of:=DATE(2020;6;30)" office:value-type="date" office:date-value="2020-06-30" calcext:value-type="date">
            <text:p>06/30/20</text:p>
          </table:table-cell>
          <table:table-cell office:value-type="float" office:value="985.3" calcext:value-type="float">
            <text:p>985.3</text:p>
          </table:table-cell>
          <table:table-cell table:number-columns-repeated="6"/>
        </table:table-row>
        <table:table-row table:style-name="ro1">
          <table:table-cell table:formula="of:=DATE(2020;3;31)" office:value-type="date" office:date-value="2020-03-31" calcext:value-type="date">
            <text:p>03/31/20</text:p>
          </table:table-cell>
          <table:table-cell office:value-type="float" office:value="1058.3" calcext:value-type="float">
            <text:p>1058.3</text:p>
          </table:table-cell>
          <table:table-cell table:number-columns-repeated="6"/>
        </table:table-row>
        <table:table-row table:style-name="ro1">
          <table:table-cell table:formula="of:=DATE(2019;12;31)" office:value-type="date" office:date-value="2019-12-31" calcext:value-type="date">
            <text:p>12/31/19</text:p>
          </table:table-cell>
          <table:table-cell office:value-type="float" office:value="1000.5" calcext:value-type="float">
            <text:p>1000.5</text:p>
          </table:table-cell>
          <table:table-cell table:number-columns-repeated="6"/>
        </table:table-row>
        <table:table-row table:style-name="ro1">
          <table:table-cell table:formula="of:=DATE(2019;9;30)" office:value-type="date" office:date-value="2019-09-30" calcext:value-type="date">
            <text:p>09/30/19</text:p>
          </table:table-cell>
          <table:table-cell office:value-type="float" office:value="1017.3" calcext:value-type="float">
            <text:p>1017.3</text:p>
          </table:table-cell>
          <table:table-cell table:number-columns-repeated="6"/>
        </table:table-row>
        <table:table-row table:style-name="ro1">
          <table:table-cell table:formula="of:=DATE(2019;6;30)" office:value-type="date" office:date-value="2019-06-30" calcext:value-type="date">
            <text:p>06/30/19</text:p>
          </table:table-cell>
          <table:table-cell office:value-type="float" office:value="1033.9" calcext:value-type="float">
            <text:p>1033.9</text:p>
          </table:table-cell>
          <table:table-cell table:number-columns-repeated="6"/>
        </table:table-row>
        <table:table-row table:style-name="ro1">
          <table:table-cell table:formula="of:=DATE(2019;3;31)" office:value-type="date" office:date-value="2019-03-31" calcext:value-type="date">
            <text:p>03/31/19</text:p>
          </table:table-cell>
          <table:table-cell office:value-type="float" office:value="1046.9" calcext:value-type="float">
            <text:p>1046.9</text:p>
          </table:table-cell>
          <table:table-cell table:number-columns-repeated="6"/>
        </table:table-row>
        <table:table-row table:style-name="ro1">
          <table:table-cell table:formula="of:=DATE(2018;12;31)" office:value-type="date" office:date-value="2018-12-31" calcext:value-type="date">
            <text:p>12/31/18</text:p>
          </table:table-cell>
          <table:table-cell office:value-type="float" office:value="998.3" calcext:value-type="float">
            <text:p>998.3</text:p>
          </table:table-cell>
          <table:table-cell table:number-columns-repeated="6"/>
        </table:table-row>
        <table:table-row table:style-name="ro1">
          <table:table-cell table:formula="of:=DATE(2018;9;30)" office:value-type="date" office:date-value="2018-09-30" calcext:value-type="date">
            <text:p>09/30/18</text:p>
          </table:table-cell>
          <table:table-cell office:value-type="float" office:value="927.5" calcext:value-type="float">
            <text:p>927.5</text:p>
          </table:table-cell>
          <table:table-cell table:number-columns-repeated="6"/>
        </table:table-row>
        <table:table-row table:style-name="ro1">
          <table:table-cell table:formula="of:=DATE(2018;6;30)" office:value-type="date" office:date-value="2018-06-30" calcext:value-type="date">
            <text:p>06/30/18</text:p>
          </table:table-cell>
          <table:table-cell office:value-type="float" office:value="908.2" calcext:value-type="float">
            <text:p>908.2</text:p>
          </table:table-cell>
          <table:table-cell table:number-columns-repeated="6"/>
        </table:table-row>
        <table:table-row table:style-name="ro1">
          <table:table-cell table:formula="of:=DATE(2018;3;31)" office:value-type="date" office:date-value="2018-03-31" calcext:value-type="date">
            <text:p>03/31/18</text:p>
          </table:table-cell>
          <table:table-cell office:value-type="float" office:value="873.5" calcext:value-type="float">
            <text:p>873.5</text:p>
          </table:table-cell>
          <table:table-cell table:number-columns-repeated="6"/>
        </table:table-row>
        <table:table-row table:style-name="ro1">
          <table:table-cell table:formula="of:=DATE(2017;12;31)" office:value-type="date" office:date-value="2017-12-31" calcext:value-type="date">
            <text:p>12/31/17</text:p>
          </table:table-cell>
          <table:table-cell office:value-type="float" office:value="775.3" calcext:value-type="float">
            <text:p>775.3</text:p>
          </table:table-cell>
          <table:table-cell table:number-columns-repeated="6"/>
        </table:table-row>
        <table:table-row table:style-name="ro1">
          <table:table-cell table:formula="of:=DATE(2017;9;30)" office:value-type="date" office:date-value="2017-09-30" calcext:value-type="date">
            <text:p>09/30/17</text:p>
          </table:table-cell>
          <table:table-cell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formula="of:=DATE(2017;6;30)" office:value-type="date" office:date-value="2017-06-30" calcext:value-type="date">
            <text:p>06/30/17</text:p>
          </table:table-cell>
          <table:table-cell office:value-type="float" office:value="779.8" calcext:value-type="float">
            <text:p>779.8</text:p>
          </table:table-cell>
          <table:table-cell table:number-columns-repeated="6"/>
        </table:table-row>
        <table:table-row table:style-name="ro1">
          <table:table-cell table:formula="of:=DATE(2017;3;31)" office:value-type="date" office:date-value="2017-03-31" calcext:value-type="date">
            <text:p>03/31/17</text:p>
          </table:table-cell>
          <table:table-cell office:value-type="float" office:value="761.6" calcext:value-type="float">
            <text:p>761.6</text:p>
          </table:table-cell>
          <table:table-cell table:number-columns-repeated="6"/>
        </table:table-row>
        <table:table-row table:style-name="ro1">
          <table:table-cell table:formula="of:=DATE(2016;12;31)" office:value-type="date" office:date-value="2016-12-31" calcext:value-type="date">
            <text:p>12/31/16</text:p>
          </table:table-cell>
          <table:table-cell office:value-type="float" office:value="746.6" calcext:value-type="float">
            <text:p>746.6</text:p>
          </table:table-cell>
          <table:table-cell table:number-columns-repeated="6"/>
        </table:table-row>
        <table:table-row table:style-name="ro1">
          <table:table-cell table:formula="of:=DATE(2016;9;30)" office:value-type="date" office:date-value="2016-09-30" calcext:value-type="date">
            <text:p>09/30/16</text:p>
          </table:table-cell>
          <table:table-cell office:value-type="float" office:value="710.5" calcext:value-type="float">
            <text:p>710.5</text:p>
          </table:table-cell>
          <table:table-cell table:number-columns-repeated="6"/>
        </table:table-row>
        <table:table-row table:style-name="ro1">
          <table:table-cell table:formula="of:=DATE(2016;6;30)" office:value-type="date" office:date-value="2016-06-30" calcext:value-type="date">
            <text:p>06/30/16</text:p>
          </table:table-cell>
          <table:table-cell office:value-type="float" office:value="681.8" calcext:value-type="float">
            <text:p>681.8</text:p>
          </table:table-cell>
          <table:table-cell table:number-columns-repeated="6"/>
        </table:table-row>
        <table:table-row table:style-name="ro1">
          <table:table-cell table:formula="of:=DATE(2016;3;31)" office:value-type="date" office:date-value="2016-03-31" calcext:value-type="date">
            <text:p>03/31/16</text:p>
          </table:table-cell>
          <table:table-cell office:value-type="float" office:value="643.2" calcext:value-type="float">
            <text:p>643.2</text:p>
          </table:table-cell>
          <table:table-cell table:number-columns-repeated="6"/>
        </table:table-row>
        <table:table-row table:style-name="ro1">
          <table:table-cell table:formula="of:=DATE(2015;12;31)" office:value-type="date" office:date-value="2015-12-31" calcext:value-type="date">
            <text:p>12/31/15</text:p>
          </table:table-cell>
          <table:table-cell office:value-type="float" office:value="580.9" calcext:value-type="float">
            <text:p>580.9</text:p>
          </table:table-cell>
          <table:table-cell table:number-columns-repeated="6"/>
        </table:table-row>
        <table:table-row table:style-name="ro1">
          <table:table-cell table:formula="of:=DATE(2015;9;30)" office:value-type="date" office:date-value="2015-09-30" calcext:value-type="date">
            <text:p>09/30/15</text:p>
          </table:table-cell>
          <table:table-cell office:value-type="float" office:value="636.7" calcext:value-type="float">
            <text:p>636.7</text:p>
          </table:table-cell>
          <table:table-cell table:number-columns-repeated="6"/>
        </table:table-row>
        <table:table-row table:style-name="ro1">
          <table:table-cell table:formula="of:=DATE(2015;6;30)" office:value-type="date" office:date-value="2015-06-30" calcext:value-type="date">
            <text:p>06/30/15</text:p>
          </table:table-cell>
          <table:table-cell office:value-type="float" office:value="617.7" calcext:value-type="float">
            <text:p>617.7</text:p>
          </table:table-cell>
          <table:table-cell table:number-columns-repeated="6"/>
        </table:table-row>
        <table:table-row table:style-name="ro1">
          <table:table-cell table:formula="of:=DATE(2015;3;31)" office:value-type="date" office:date-value="2015-03-31" calcext:value-type="date">
            <text:p>03/31/15</text:p>
          </table:table-cell>
          <table:table-cell office:value-type="float" office:value="609.3" calcext:value-type="float">
            <text:p>609.3</text:p>
          </table:table-cell>
          <table:table-cell table:number-columns-repeated="6"/>
        </table:table-row>
        <table:table-row table:style-name="ro1">
          <table:table-cell table:formula="of:=DATE(2014;12;31)" office:value-type="date" office:date-value="2014-12-31" calcext:value-type="date">
            <text:p>12/31/14</text:p>
          </table:table-cell>
          <table:table-cell office:value-type="float" office:value="596.8" calcext:value-type="float">
            <text:p>596.8</text:p>
          </table:table-cell>
          <table:table-cell table:number-columns-repeated="6"/>
        </table:table-row>
        <table:table-row table:style-name="ro1">
          <table:table-cell table:formula="of:=DATE(2014;9;30)" office:value-type="date" office:date-value="2014-09-30" calcext:value-type="date">
            <text:p>09/30/14</text:p>
          </table:table-cell>
          <table:table-cell office:value-type="float" office:value="595.8" calcext:value-type="float">
            <text:p>595.8</text:p>
          </table:table-cell>
          <table:table-cell table:number-columns-repeated="6"/>
        </table:table-row>
        <table:table-row table:style-name="ro1">
          <table:table-cell table:formula="of:=DATE(2014;6;30)" office:value-type="date" office:date-value="2014-06-30" calcext:value-type="date">
            <text:p>06/30/14</text:p>
          </table:table-cell>
          <table:table-cell office:value-type="float" office:value="586.6" calcext:value-type="float">
            <text:p>586.6</text:p>
          </table:table-cell>
          <table:table-cell table:number-columns-repeated="6"/>
        </table:table-row>
        <table:table-row table:style-name="ro1">
          <table:table-cell table:formula="of:=DATE(2014;3;31)" office:value-type="date" office:date-value="2014-03-31" calcext:value-type="date">
            <text:p>03/31/14</text:p>
          </table:table-cell>
          <table:table-cell office:value-type="float" office:value="587" calcext:value-type="float">
            <text:p>587</text:p>
          </table:table-cell>
          <table:table-cell table:number-columns-repeated="6"/>
        </table:table-row>
        <table:table-row table:style-name="ro1">
          <table:table-cell table:formula="of:=DATE(2013;12;31)" office:value-type="date" office:date-value="2013-12-31" calcext:value-type="date">
            <text:p>12/31/13</text:p>
          </table:table-cell>
          <table:table-cell office:value-type="float" office:value="543.5" calcext:value-type="float">
            <text:p>543.5</text:p>
          </table:table-cell>
          <table:table-cell table:number-columns-repeated="6"/>
        </table:table-row>
        <table:table-row table:style-name="ro1">
          <table:table-cell table:formula="of:=DATE(2013;9;30)" office:value-type="date" office:date-value="2013-09-30" calcext:value-type="date">
            <text:p>09/30/13</text:p>
          </table:table-cell>
          <table:table-cell office:value-type="float" office:value="590.1" calcext:value-type="float">
            <text:p>590.1</text:p>
          </table:table-cell>
          <table:table-cell table:number-columns-repeated="6"/>
        </table:table-row>
        <table:table-row table:style-name="ro1">
          <table:table-cell table:formula="of:=DATE(2013;6;30)" office:value-type="date" office:date-value="2013-06-30" calcext:value-type="date">
            <text:p>06/30/13</text:p>
          </table:table-cell>
          <table:table-cell office:value-type="float" office:value="598.6" calcext:value-type="float">
            <text:p>598.6</text:p>
          </table:table-cell>
          <table:table-cell table:number-columns-repeated="6"/>
        </table:table-row>
        <table:table-row table:style-name="ro1">
          <table:table-cell table:formula="of:=DATE(2013;3;31)" office:value-type="date" office:date-value="2013-03-31" calcext:value-type="date">
            <text:p>03/31/13</text:p>
          </table:table-cell>
          <table:table-cell office:value-type="float" office:value="552.8" calcext:value-type="float">
            <text:p>552.8</text:p>
          </table:table-cell>
          <table:table-cell table:number-columns-repeated="6"/>
        </table:table-row>
        <table:table-row table:style-name="ro1">
          <table:table-cell table:formula="of:=DATE(2012;12;31)" office:value-type="date" office:date-value="2012-12-31" calcext:value-type="date">
            <text:p>12/31/12</text:p>
          </table:table-cell>
          <table:table-cell office:value-type="float" office:value="545" calcext:value-type="float">
            <text:p>545</text:p>
          </table:table-cell>
          <table:table-cell table:number-columns-repeated="6"/>
        </table:table-row>
        <table:table-row table:style-name="ro1">
          <table:table-cell table:formula="of:=DATE(2012;9;30)" office:value-type="date" office:date-value="2012-09-30" calcext:value-type="date">
            <text:p>09/30/12</text:p>
          </table:table-cell>
          <table:table-cell office:value-type="float" office:value="543" calcext:value-type="float">
            <text:p>543</text:p>
          </table:table-cell>
          <table:table-cell table:number-columns-repeated="6"/>
        </table:table-row>
        <table:table-row table:style-name="ro1">
          <table:table-cell table:formula="of:=DATE(2012;6;30)" office:value-type="date" office:date-value="2012-06-30" calcext:value-type="date">
            <text:p>06/30/12</text:p>
          </table:table-cell>
          <table:table-cell office:value-type="float" office:value="570.1" calcext:value-type="float">
            <text:p>570.1</text:p>
          </table:table-cell>
          <table:table-cell table:number-columns-repeated="6"/>
        </table:table-row>
        <table:table-row table:style-name="ro1">
          <table:table-cell table:formula="of:=DATE(2012;3;31)" office:value-type="date" office:date-value="2012-03-31" calcext:value-type="date">
            <text:p>03/31/12</text:p>
          </table:table-cell>
          <table:table-cell office:value-type="float" office:value="769.9" calcext:value-type="float">
            <text:p>769.9</text:p>
          </table:table-cell>
          <table:table-cell table:number-columns-repeated="6"/>
        </table:table-row>
        <table:table-row table:style-name="ro1">
          <table:table-cell table:formula="of:=DATE(2011;12;31)" office:value-type="date" office:date-value="2011-12-31" calcext:value-type="date">
            <text:p>12/31/11</text:p>
          </table:table-cell>
          <table:table-cell office:value-type="float" office:value="515.8" calcext:value-type="float">
            <text:p>515.8</text:p>
          </table:table-cell>
          <table:table-cell table:number-columns-repeated="6"/>
        </table:table-row>
        <table:table-row table:style-name="ro1">
          <table:table-cell table:formula="of:=DATE(2011;9;30)" office:value-type="date" office:date-value="2011-09-30" calcext:value-type="date">
            <text:p>09/30/11</text:p>
          </table:table-cell>
          <table:table-cell office:value-type="float" office:value="546.2" calcext:value-type="float">
            <text:p>546.2</text:p>
          </table:table-cell>
          <table:table-cell table:number-columns-repeated="6"/>
        </table:table-row>
        <table:table-row table:style-name="ro1">
          <table:table-cell table:formula="of:=DATE(2011;6;30)" office:value-type="date" office:date-value="2011-06-30" calcext:value-type="date">
            <text:p>06/30/11</text:p>
          </table:table-cell>
          <table:table-cell office:value-type="float" office:value="509.3" calcext:value-type="float">
            <text:p>509.3</text:p>
          </table:table-cell>
          <table:table-cell table:number-columns-repeated="6"/>
        </table:table-row>
        <table:table-row table:style-name="ro1">
          <table:table-cell table:formula="of:=DATE(2011;3;31)" office:value-type="date" office:date-value="2011-03-31" calcext:value-type="date">
            <text:p>03/31/11</text:p>
          </table:table-cell>
          <table:table-cell office:value-type="float" office:value="544.2" calcext:value-type="float">
            <text:p>544.2</text:p>
          </table:table-cell>
          <table:table-cell table:number-columns-repeated="6"/>
        </table:table-row>
        <table:table-row table:style-name="ro1">
          <table:table-cell table:formula="of:=DATE(2010;12;31)" office:value-type="date" office:date-value="2010-12-31" calcext:value-type="date">
            <text:p>12/31/10</text:p>
          </table:table-cell>
          <table:table-cell office:value-type="float" office:value="521.3" calcext:value-type="float">
            <text:p>521.3</text:p>
          </table:table-cell>
          <table:table-cell table:number-columns-repeated="6"/>
        </table:table-row>
        <table:table-row table:style-name="ro1">
          <table:table-cell table:formula="of:=DATE(2010;9;30)" office:value-type="date" office:date-value="2010-09-30" calcext:value-type="date">
            <text:p>09/30/10</text:p>
          </table:table-cell>
          <table:table-cell office:value-type="float" office:value="566.9" calcext:value-type="float">
            <text:p>566.9</text:p>
          </table:table-cell>
          <table:table-cell table:number-columns-repeated="6"/>
        </table:table-row>
        <table:table-row table:style-name="ro1">
          <table:table-cell table:formula="of:=DATE(2010;6;30)" office:value-type="date" office:date-value="2010-06-30" calcext:value-type="date">
            <text:p>06/30/10</text:p>
          </table:table-cell>
          <table:table-cell office:value-type="float" office:value="439" calcext:value-type="float">
            <text:p>439</text:p>
          </table:table-cell>
          <table:table-cell table:number-columns-repeated="6"/>
        </table:table-row>
        <table:table-row table:style-name="ro1">
          <table:table-cell table:formula="of:=DATE(2010;3;31)" office:value-type="date" office:date-value="2010-03-31" calcext:value-type="date">
            <text:p>03/31/10</text:p>
          </table:table-cell>
          <table:table-cell office:value-type="float" office:value="419.6" calcext:value-type="float">
            <text:p>419.6</text:p>
          </table:table-cell>
          <table:table-cell table:number-columns-repeated="6"/>
        </table:table-row>
        <table:table-row table:style-name="ro1">
          <table:table-cell table:formula="of:=DATE(2009;12;31)" office:value-type="date" office:date-value="2009-12-31" calcext:value-type="date">
            <text:p>12/31/09</text:p>
          </table:table-cell>
          <table:table-cell office:value-type="float" office:value="472.7" calcext:value-type="float">
            <text:p>472.7</text:p>
          </table:table-cell>
          <table:table-cell table:number-columns-repeated="6"/>
        </table:table-row>
        <table:table-row table:style-name="ro1">
          <table:table-cell table:formula="of:=DATE(2009;9;30)" office:value-type="date" office:date-value="2009-09-30" calcext:value-type="date">
            <text:p>09/30/09</text:p>
          </table:table-cell>
          <table:table-cell office:value-type="float" office:value="496.1" calcext:value-type="float">
            <text:p>496.1</text:p>
          </table:table-cell>
          <table:table-cell table:number-columns-repeated="6"/>
        </table:table-row>
        <table:table-row table:style-name="ro1">
          <table:table-cell table:formula="of:=DATE(2009;6;30)" office:value-type="date" office:date-value="2009-06-30" calcext:value-type="date">
            <text:p>06/30/09</text:p>
          </table:table-cell>
          <table:table-cell office:value-type="float" office:value="435.6" calcext:value-type="float">
            <text:p>435.6</text:p>
          </table:table-cell>
          <table:table-cell table:number-columns-repeated="6"/>
        </table:table-row>
        <table:table-row table:style-name="ro1">
          <table:table-cell table:formula="of:=DATE(2009;3;31)" office:value-type="date" office:date-value="2009-03-31" calcext:value-type="date">
            <text:p>03/31/09</text:p>
          </table:table-cell>
          <table:table-cell office:value-type="float" office:value="457.1" calcext:value-type="float">
            <text:p>457.1</text:p>
          </table:table-cell>
          <table:table-cell table:number-columns-repeated="6"/>
        </table:table-row>
        <table:table-row table:style-name="ro1">
          <table:table-cell table:formula="of:=DATE(2008;12;31)" office:value-type="date" office:date-value="2008-12-31" calcext:value-type="date">
            <text:p>12/31/08</text:p>
          </table:table-cell>
          <table:table-cell table:style-name="ce4" office:value-type="float" office:value="456.6" calcext:value-type="float">
            <text:p>456.6</text:p>
          </table:table-cell>
          <table:table-cell table:number-columns-repeated="6"/>
        </table:table-row>
        <table:table-row table:style-name="ro1">
          <table:table-cell table:formula="of:=DATE(2008;9;30)" office:value-type="date" office:date-value="2008-09-30" calcext:value-type="date">
            <text:p>09/30/08</text:p>
          </table:table-cell>
          <table:table-cell office:value-type="float" office:value="492.3" calcext:value-type="float">
            <text:p>492.3</text:p>
          </table:table-cell>
          <table:table-cell table:number-columns-repeated="6"/>
        </table:table-row>
        <table:table-row table:style-name="ro1">
          <table:table-cell table:formula="of:=DATE(2008;6;30)" office:value-type="date" office:date-value="2008-06-30" calcext:value-type="date">
            <text:p>06/30/08</text:p>
          </table:table-cell>
          <table:table-cell office:value-type="float" office:value="463.1" calcext:value-type="float">
            <text:p>463.1</text:p>
          </table:table-cell>
          <table:table-cell table:number-columns-repeated="6"/>
        </table:table-row>
        <table:table-row table:style-name="ro1">
          <table:table-cell table:formula="of:=DATE(2008;3;31)" office:value-type="date" office:date-value="2008-03-31" calcext:value-type="date">
            <text:p>03/31/08</text:p>
          </table:table-cell>
          <table:table-cell office:value-type="float" office:value="381.3" calcext:value-type="float">
            <text:p>381.3</text:p>
          </table:table-cell>
          <table:table-cell table:number-columns-repeated="6"/>
        </table:table-row>
        <table:table-row table:style-name="ro1">
          <table:table-cell table:formula="of:=DATE(2007;12;31)" office:value-type="date" office:date-value="2007-12-31" calcext:value-type="date">
            <text:p>12/31/07</text:p>
          </table:table-cell>
          <table:table-cell office:value-type="float" office:value="333.7" calcext:value-type="float">
            <text:p>333.7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DATE(2007;9;30)" office:value-type="date" office:date-value="2007-09-30" calcext:value-type="date">
            <text:p>09/30/07</text:p>
          </table:table-cell>
          <table:table-cell office:value-type="float" office:value="321.4" calcext:value-type="float">
            <text:p>321.4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DATE(2007;6;30)" office:value-type="date" office:date-value="2007-06-30" calcext:value-type="date">
            <text:p>06/30/07</text:p>
          </table:table-cell>
          <table:table-cell office:value-type="float" office:value="293.3" calcext:value-type="float">
            <text:p>293.3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DATE(2007;3;31)" office:value-type="date" office:date-value="2007-03-31" calcext:value-type="date">
            <text:p>03/31/07</text:p>
          </table:table-cell>
          <table:table-cell office:value-type="float" office:value="306.6" calcext:value-type="float">
            <text:p>306.6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DATE(2006;12;31)" office:value-type="date" office:date-value="2006-12-31" calcext:value-type="date">
            <text:p>12/31/06</text:p>
          </table:table-cell>
          <table:table-cell office:value-type="float" office:value="291" calcext:value-type="float">
            <text:p>291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DATE(2006;9;30)" office:value-type="date" office:date-value="2006-09-30" calcext:value-type="date">
            <text:p>09/30/06</text:p>
          </table:table-cell>
          <table:table-cell office:value-type="float" office:value="310" calcext:value-type="float">
            <text:p>310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DATE(2006;6;30)" office:value-type="date" office:date-value="2006-06-30" calcext:value-type="date">
            <text:p>06/30/06</text:p>
          </table:table-cell>
          <table:table-cell office:value-type="float" office:value="337" calcext:value-type="float">
            <text:p>337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DATE(2006;3;31)" office:value-type="date" office:date-value="2006-03-31" calcext:value-type="date">
            <text:p>03/31/06</text:p>
          </table:table-cell>
          <table:table-cell office:value-type="float" office:value="330" calcext:value-type="float">
            <text:p>330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DATE(2005;12;31)" office:value-type="date" office:date-value="2005-12-31" calcext:value-type="date">
            <text:p>12/31/05</text:p>
          </table:table-cell>
          <table:table-cell office:value-type="float" office:value="320" calcext:value-type="float">
            <text:p>320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5:21:09.14651361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20:27:52.191582602</meta:creation-date>
    <dc:date>2022-01-26T20:08:48.777267467</dc:date>
    <meta:editing-duration>PT32M30S</meta:editing-duration>
    <meta:editing-cycles>7</meta:editing-cycles>
    <meta:generator>LibreOffice/7.2.4.1$Linux_X86_64 LibreOffice_project/20$Build-1</meta:generator>
    <meta:document-statistic meta:table-count="2" meta:cell-count="348" meta:object-count="0"/>
  </office:meta>
</office:document-meta>
</file>